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6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3.78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5cm" fo:min-width="5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9cm" fo:min-width="4.3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4cm" svg:height="2.5cm" svg:x="6.7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3cm" svg:x="6.6cm" svg:y="5.6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2cm" svg:height="5cm" svg:x="7.2cm" svg:y="10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9.9cm" svg:y1="4.5cm" svg:x2="9.85cm" svg:y2="5.6cm" draw:start-shape="id1" draw:start-glue-point="8" draw:end-shape="id2" draw:end-glue-point="0" svg:d="M9900 4500v551h-50v549" svg:viewBox="0 0 51 1101">
          <text:p/>
        </draw:connector>
        <draw:connector draw:style-name="gr4" draw:text-style-name="P1" draw:layer="layout" svg:x1="9.85cm" svg:y1="8.6cm" svg:x2="9.8cm" svg:y2="10cm" draw:start-shape="id2" draw:start-glue-point="2" draw:end-shape="id3" draw:end-glue-point="4" svg:d="M9850 8600v700h-50v700" svg:viewBox="0 0 51 1401">
          <text:p/>
        </draw:connector>
        <draw:custom-shape draw:style-name="gr5" draw:text-style-name="P1" xml:id="id4" draw:id="id4" draw:layer="layout" svg:width="6.8cm" svg:height="2.7cm" svg:x="11.8cm" svg:y="14.8cm">
          <text:p text:style-name="P1">Print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2.4cm" svg:y1="12.5cm" svg:x2="16.05cm" svg:y2="14.8cm" draw:start-shape="id3" draw:start-glue-point="7" draw:end-shape="id4" draw:end-glue-point="4" svg:d="M12400 12500h3650v2300" svg:viewBox="0 0 3651 2301">
          <text:p text:style-name="P1">Prawda</text:p>
        </draw:connector>
        <draw:custom-shape draw:style-name="gr7" draw:text-style-name="P1" xml:id="id5" draw:id="id5" draw:layer="layout" svg:width="5.8cm" svg:height="2.2cm" svg:x="12.3cm" svg:y="19.5cm">
          <text:p text:style-name="P1">i += 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2cm" svg:y1="17.5cm" svg:x2="15.2cm" svg:y2="19.5cm" draw:start-shape="id4" draw:start-glue-point="8" draw:end-shape="id5" draw:end-glue-point="0" svg:d="M15200 17500v2000" svg:viewBox="0 0 1 2001">
          <text:p/>
        </draw:connector>
        <draw:connector draw:style-name="gr8" draw:text-style-name="P2" draw:layer="layout" svg:x1="9.9cm" svg:y1="4.5cm" svg:x2="9.85cm" svg:y2="5.6cm" draw:start-shape="id1" draw:start-glue-point="8" draw:end-shape="id2" draw:end-glue-point="0" svg:d="M9900 4500v551h-50v549" svg:viewBox="0 0 51 1101">
          <text:p/>
        </draw:connector>
        <draw:connector draw:style-name="gr8" draw:text-style-name="P2" draw:layer="layout" svg:x1="9.85cm" svg:y1="8.6cm" svg:x2="9.8cm" svg:y2="10cm" draw:start-shape="id2" draw:start-glue-point="2" draw:end-shape="id3" draw:end-glue-point="4" svg:d="M9850 8600v700h-50v700" svg:viewBox="0 0 51 1401">
          <text:p/>
        </draw:connector>
        <draw:connector draw:style-name="gr8" draw:text-style-name="P2" draw:layer="layout" svg:x1="12.4cm" svg:y1="12.5cm" svg:x2="16.05cm" svg:y2="14.8cm" draw:start-shape="id3" draw:start-glue-point="7" draw:end-shape="id4" draw:end-glue-point="4" svg:d="M12400 12500h3650v2300" svg:viewBox="0 0 3651 2301">
          <text:p/>
        </draw:connector>
        <draw:connector draw:style-name="gr8" draw:text-style-name="P2" draw:layer="layout" svg:x1="15.2cm" svg:y1="17.5cm" svg:x2="15.2cm" svg:y2="19.5cm" draw:start-shape="id4" draw:start-glue-point="8" draw:end-shape="id5" draw:end-glue-point="0" svg:d="M15200 17500v2000" svg:viewBox="0 0 1 2001">
          <text:p/>
        </draw:connector>
        <draw:connector draw:style-name="gr8" draw:text-style-name="P2" draw:layer="layout" svg:x1="18.1cm" svg:y1="20.6cm" svg:x2="9.85cm" svg:y2="5.6cm" draw:start-shape="id5" draw:start-glue-point="1" draw:end-shape="id2" draw:end-glue-point="0" svg:d="M18100 20600h501v-15501h-8751v501" svg:viewBox="0 0 8752 15502">
          <text:p/>
        </draw:connector>
        <draw:custom-shape draw:style-name="gr9" draw:text-style-name="P1" xml:id="id6" draw:id="id6" draw:layer="layout" svg:width="6.9cm" svg:height="2.6cm" svg:x="1.8cm" svg:y="19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7.2cm" svg:y1="12.5cm" svg:x2="5.25cm" svg:y2="19.5cm" draw:start-shape="id3" draw:start-glue-point="5" draw:end-shape="id6" svg:d="M7200 12500h-1950v7000" svg:viewBox="0 0 1951 700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3.619652170</meta:creation-date>
    <dc:date>2019-09-16T09:36:52.251636589</dc:date>
    <meta:editing-duration>PT6M48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